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cm" fo:min-width="6.1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5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41cm" fo:min-width="0.9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.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.48cm"/>
    </style:style>
    <style:style style:name="gr7" style:family="graphic" style:parent-style-name="objectwithoutfill">
      <style:graphic-properties svg:stroke-color="#000000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0.819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1.11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2cm" fo:min-width="2.49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1cm" fo:min-width="2.4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1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104cm"/>
    </style:style>
    <style:style style:name="gr16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92cm"/>
    </style:style>
    <style:style style:name="gr20" style:family="graphic" style:parent-style-name="standard">
      <style:graphic-properties draw:stroke="none" svg:stroke-color="#000000" draw:fill="none" draw:fill-color="#ffffff" fo:min-height="1.1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49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497cm" fo:min-width="3.31cm"/>
    </style:style>
    <style:style style:name="gr29" style:family="graphic" style:parent-style-name="standard">
      <style:graphic-properties draw:stroke="none" svg:stroke-color="#000000" draw:fill="none" draw:fill-color="#ffffff" fo:min-height="1.147cm"/>
    </style:style>
    <style:style style:name="gr30" style:family="graphic" style:parent-style-name="standard">
      <style:graphic-properties draw:stroke="none" svg:stroke-color="#000000" draw:fill="none" draw:fill-color="#ffffff" fo:min-height="7.243cm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1.423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68cm" fo:min-width="3.183cm"/>
    </style:style>
    <style:style style:name="gr34" style:family="graphic" style:parent-style-name="standard">
      <style:graphic-properties draw:stroke="none" svg:stroke-color="#000000" draw:fill="none" draw:fill-color="#ffffff" fo:min-height="4.39cm"/>
    </style:style>
    <style:style style:name="gr35" style:family="graphic" style:parent-style-name="standard">
      <style:graphic-properties draw:stroke="none" svg:stroke-color="#000000" draw:fill="none" draw:fill-color="#ffffff" fo:min-height="5.338cm"/>
    </style:style>
    <style:style style:name="gr36" style:family="graphic" style:parent-style-name="standard">
      <style:graphic-properties draw:stroke="none" svg:stroke-color="#000000" draw:fill="none" draw:fill-color="#ffffff" fo:min-height="2.417cm"/>
    </style:style>
    <style:style style:name="gr37" style:family="graphic" style:parent-style-name="standard">
      <style:graphic-properties draw:stroke="none" svg:stroke-color="#000000" draw:fill="none" draw:fill-color="#ffffff" fo:min-height="0.766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88cm" fo:min-width="0.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3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33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.6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.874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4cm" fo:min-width="3.14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608cm" fo:min-width="4.9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4cm" fo:min-width="1.543cm"/>
    </style:style>
    <style:style style:name="gr49" style:family="graphic" style:parent-style-name="standard">
      <style:graphic-properties draw:stroke="none" svg:stroke-color="#000000" draw:fill="none" draw:fill-color="#ffffff" fo:min-height="7.585cm"/>
    </style:style>
    <style:style style:name="gr50" style:family="graphic" style:parent-style-name="standard">
      <style:graphic-properties draw:stroke="none" svg:stroke-color="#000000" draw:fill="none" draw:fill-color="#ffffff" fo:min-height="2.925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0.94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2.9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0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81cm"/>
    </style:style>
    <style:style style:name="gr60" style:family="graphic" style:parent-style-name="standard">
      <style:graphic-properties draw:stroke="none" svg:stroke-color="#000000" draw:fill="none" draw:fill-color="#ffffff" fo:min-height="0.639cm"/>
    </style:style>
    <style:style style:name="gr61" style:family="graphic" style:parent-style-name="standard">
      <style:graphic-properties draw:stroke="none" svg:stroke-color="#000000" draw:fill="none" draw:fill-color="#ffffff" fo:min-height="0.95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9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3.105cm"/>
    </style:style>
    <style:style style:name="gr64" style:family="graphic" style:parent-style-name="standard">
      <style:graphic-properties draw:stroke="none" svg:stroke-color="#000000" draw:fill="none" draw:fill-color="#ffffff" fo:min-height="0.395cm"/>
    </style:style>
    <style:style style:name="gr65" style:family="graphic" style:parent-style-name="standard">
      <style:graphic-properties draw:stroke="none" svg:stroke-color="#000000" draw:fill="none" draw:fill-color="#ffffff" fo:min-height="0.789cm"/>
    </style:style>
    <style:style style:name="gr66" style:family="graphic" style:parent-style-name="standard">
      <style:graphic-properties draw:stroke="none" svg:stroke-color="#000000" draw:fill="none" draw:fill-color="#ffffff" fo:min-height="1.183cm"/>
    </style:style>
    <style:style style:name="gr67" style:family="graphic" style:parent-style-name="standard">
      <style:graphic-properties draw:stroke="none" draw:fill="none" fo:min-height="1.42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21cm" svg:y1="6.08cm" svg:x2="5.953cm" svg:y2="6.08cm">
          <text:p/>
        </draw:line>
        <draw:line draw:style-name="gr1" draw:text-style-name="P1" draw:layer="layout" svg:x1="19.923cm" svg:y1="8.112cm" svg:x2="21.955cm" svg:y2="8.112cm">
          <text:p/>
        </draw:line>
        <draw:frame draw:style-name="gr2" draw:layer="layout" svg:width="6.604cm" svg:height="5.61cm" svg:x="1.508cm" svg:y="4.683cm">
          <draw:text-box>
            <text:p><text:span text:style-name="T1">stop_found</text:span></text:p>
            <text:p><text:span text:style-name="T1">start_found</text:span></text:p>
            <text:p><text:span text:style-name="T1">byte_received</text:span></text:p>
            <text:p><text:span text:style-name="T1">ack_prep</text:span></text:p>
            <text:p><text:span text:style-name="T1">check_ack</text:span></text:p>
            <text:p><text:span text:style-name="T1">ack_done</text:span></text:p>
            <text:p><text:span text:style-name="T1">rw_mode</text:span></text:p>
            <text:p><text:span text:style-name="T1">address_match</text:span></text:p>
            <text:p><text:span text:style-name="T1">sda_in</text:span></text:p>
            <text:p/>
          </draw:text-box>
        </draw:frame>
        <draw:frame draw:style-name="gr3" draw:layer="layout" svg:width="8.652cm" svg:height="1.673cm" svg:x="1.762cm" svg:y="1.615cm">
          <draw:text-box>
            <text:p><text:s/>Controller RTL DIAGRAM</text:p>
            <text:p/>
          </draw:text-box>
        </draw:frame>
        <draw:g>
          <draw:g>
            <draw:custom-shape draw:style-name="gr4" draw:text-style-name="P1" draw:layer="layout" svg:width="1.496cm" svg:height="2.991cm" svg:x="12.153cm" svg:y="5.112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2" draw:layer="layout" svg:width="0.95cm" svg:height="0.854cm" svg:x="11.951cm" svg:y="5.305cm">
              <draw:text-box>
                <text:p><text:span text:style-name="T2">D</text:span></text:p>
              </draw:text-box>
            </draw:frame>
            <draw:frame draw:style-name="gr6" draw:text-style-name="P2" draw:layer="layout" svg:width="0.98cm" svg:height="0.854cm" svg:x="12.848cm" svg:y="5.305cm">
              <draw:text-box>
                <text:p><text:span text:style-name="T2">Q</text:span></text:p>
              </draw:text-box>
            </draw:frame>
            <draw:line draw:style-name="gr7" draw:text-style-name="P1" draw:layer="layout" svg:x1="12.153cm" svg:y1="7.355cm" svg:x2="12.303cm" svg:y2="7.505cm">
              <text:p/>
            </draw:line>
            <draw:line draw:style-name="gr7" draw:text-style-name="P1" draw:layer="layout" svg:x1="12.153cm" svg:y1="7.655cm" svg:x2="12.303cm" svg:y2="7.505cm">
              <text:p/>
            </draw:line>
            <draw:line draw:style-name="gr7" draw:text-style-name="P1" draw:layer="layout" svg:x1="11.256cm" svg:y1="7.505cm" svg:x2="12.154cm" svg:y2="7.505cm">
              <text:p/>
            </draw:line>
            <draw:line draw:style-name="gr8" draw:text-style-name="P1" draw:layer="layout" svg:x1="12.004cm" svg:y1="7.804cm" svg:x2="12.004cm" svg:y2="7.056cm">
              <text:p/>
            </draw:line>
            <draw:frame draw:style-name="gr9" draw:text-style-name="P2" draw:layer="layout" svg:width="1.319cm" svg:height="0.898cm" svg:x="10.575cm" svg:y="6.607cm">
              <draw:text-box>
                <text:p><text:span text:style-name="T2">Clk</text:span></text:p>
              </draw:text-box>
            </draw:frame>
            <draw:custom-shape draw:style-name="gr10" draw:text-style-name="P1" draw:layer="layout" svg:width="0.3cm" svg:height="0.3cm" svg:x="12.452cm" svg:y="8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2.602cm" svg:y1="8.403cm" svg:x2="12.602cm" svg:y2="8.702cm">
              <text:p/>
            </draw:line>
            <draw:frame draw:style-name="gr11" draw:text-style-name="P2" draw:layer="layout" svg:width="1.618cm" svg:height="0.898cm" svg:x="12.48cm" svg:y="8.103cm">
              <draw:text-box>
                <text:p><text:span text:style-name="T2">nRst</text:span></text:p>
              </draw:text-box>
            </draw:frame>
          </draw:g>
          <draw:custom-shape draw:style-name="gr12" draw:text-style-name="P1" draw:layer="layout" svg:width="2.992cm" svg:height="3.142cm" svg:x="6.029cm" svg:y="5.003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2.992cm" svg:height="3.141cm" svg:x="16.772cm" svg:y="5.121cm">
            <text:p text:style-name="P1">Output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3.633cm" svg:y1="5.755cm" svg:x2="16.787cm" svg:y2="5.751cm">
            <text:p/>
          </draw:line>
          <draw:line draw:style-name="gr7" draw:text-style-name="P1" draw:layer="layout" svg:x1="15.754cm" svg:y1="6.019cm" svg:x2="15.454cm" svg:y2="5.421cm">
            <text:p/>
          </draw:line>
          <draw:frame draw:style-name="gr14" draw:text-style-name="P3" draw:layer="layout" svg:width="1.603cm" svg:height="0.76cm" draw:transform="rotate (1.57271618897209) translate (15.454cm 5.888cm)">
            <draw:text-box>
              <text:p><text:span text:style-name="T1">N-3:0</text:span></text:p>
            </draw:text-box>
          </draw:frame>
          <draw:line draw:style-name="gr7" draw:text-style-name="P1" draw:layer="layout" svg:x1="15.754cm" svg:y1="6.019cm" svg:x2="15.454cm" svg:y2="5.421cm">
            <text:p/>
          </draw:line>
          <draw:line draw:style-name="gr1" draw:text-style-name="P1" draw:layer="layout" svg:x1="9.008cm" svg:y1="5.694cm" svg:x2="12.162cm" svg:y2="5.69cm">
            <text:p/>
          </draw:line>
          <draw:line draw:style-name="gr7" draw:text-style-name="P1" draw:layer="layout" svg:x1="11.116cm" svg:y1="5.991cm" svg:x2="10.816cm" svg:y2="5.393cm">
            <text:p/>
          </draw:line>
          <draw:frame draw:style-name="gr15" draw:text-style-name="P3" draw:layer="layout" svg:width="1.604cm" svg:height="0.76cm" draw:transform="rotate (1.57201805727129) translate (10.816cm 5.86cm)">
            <draw:text-box>
              <text:p><text:span text:style-name="T1">N-3:0</text:span></text:p>
            </draw:text-box>
          </draw:frame>
          <draw:line draw:style-name="gr7" draw:text-style-name="P1" draw:layer="layout" svg:x1="11.116cm" svg:y1="5.991cm" svg:x2="10.816cm" svg:y2="5.393cm">
            <text:p/>
          </draw:line>
          <draw:custom-shape draw:style-name="gr16" draw:text-style-name="P1" draw:layer="layout" svg:width="0.299cm" svg:height="0.299cm" svg:x="14.394cm" svg:y="5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4.543cm" svg:y1="5.751cm" svg:x2="14.543cm" svg:y2="3.956cm">
            <text:p text:style-name="P1"/>
            <text:p text:style-name="P1"/>
            <text:p text:style-name="P1"/>
          </draw:line>
          <draw:line draw:style-name="gr18" draw:text-style-name="P1" draw:layer="layout" svg:x1="7.662cm" svg:y1="3.956cm" svg:x2="14.543cm" svg:y2="3.956cm">
            <text:p/>
          </draw:line>
          <draw:line draw:style-name="gr1" draw:text-style-name="P1" draw:layer="layout" svg:x1="7.662cm" svg:y1="3.956cm" svg:x2="7.664cm" svg:y2="5.026cm">
            <text:p/>
          </draw:line>
          <draw:frame draw:style-name="gr19" draw:text-style-name="P2" draw:layer="layout" svg:width="1.943cm" svg:height="1.042cm" svg:x="13.765cm" svg:y="5.715cm">
            <draw:text-box>
              <text:p><text:span text:style-name="T2">state</text:span></text:p>
            </draw:text-box>
          </draw:frame>
          <draw:frame draw:style-name="gr20" draw:text-style-name="P2" draw:layer="layout" svg:width="1.944cm" svg:height="1.413cm" svg:x="9.106cm" svg:y="5.481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1" draw:text-style-name="P1" draw:layer="layout" svg:x1="4.072cm" svg:y1="6.35cm" svg:x2="6.017cm" svg:y2="6.35cm">
            <text:p/>
          </draw:line>
          <draw:line draw:style-name="gr1" draw:text-style-name="P1" draw:layer="layout" svg:x1="19.8cm" svg:y1="6.651cm" svg:x2="21.574cm" svg:y2="6.651cm">
            <text:p/>
          </draw:line>
        </draw:g>
        <draw:frame draw:style-name="gr21" draw:layer="layout" svg:width="11.649cm" svg:height="1.673cm" svg:x="1.416cm" svg:y="9.89cm">
          <draw:text-box>
            <text:p>Decode RTL DIAGRAM</text:p>
            <text:p/>
          </draw:text-box>
        </draw:frame>
        <draw:line draw:style-name="gr1" draw:text-style-name="P1" draw:layer="layout" svg:x1="4.048cm" svg:y1="7.096cm" svg:x2="6.08cm" svg:y2="7.096cm">
          <text:p/>
        </draw:line>
        <draw:line draw:style-name="gr1" draw:text-style-name="P1" draw:layer="layout" svg:x1="19.923cm" svg:y1="5.318cm" svg:x2="21.955cm" svg:y2="5.318cm">
          <text:p/>
        </draw:line>
        <draw:line draw:style-name="gr1" draw:text-style-name="P1" draw:layer="layout" svg:x1="3.921cm" svg:y1="6.842cm" svg:x2="5.953cm" svg:y2="6.842cm">
          <text:p/>
        </draw:line>
        <draw:line draw:style-name="gr1" draw:text-style-name="P1" draw:layer="layout" svg:x1="3.921cm" svg:y1="5.826cm" svg:x2="5.953cm" svg:y2="5.826cm">
          <text:p/>
        </draw:line>
        <draw:line draw:style-name="gr1" draw:text-style-name="P1" draw:layer="layout" svg:x1="3.921cm" svg:y1="5.445cm" svg:x2="5.953cm" svg:y2="5.445cm">
          <text:p/>
        </draw:line>
        <draw:line draw:style-name="gr1" draw:text-style-name="P1" draw:layer="layout" svg:x1="3.921cm" svg:y1="7.477cm" svg:x2="5.953cm" svg:y2="7.477cm">
          <text:p/>
        </draw:line>
        <draw:line draw:style-name="gr1" draw:text-style-name="P1" draw:layer="layout" svg:x1="4.048cm" svg:y1="5.318cm" svg:x2="6.08cm" svg:y2="5.318cm">
          <text:p/>
        </draw:line>
        <draw:frame draw:style-name="gr2" draw:layer="layout" svg:width="6.604cm" svg:height="5.61cm" svg:x="22.844cm" svg:y="5.042cm">
          <draw:text-box>
            <text:p><text:span text:style-name="T1">rx_enable</text:span></text:p>
            <text:p><text:span text:style-name="T1"/></text:p>
            <text:p><text:span text:style-name="T1">tx_enable</text:span></text:p>
            <text:p><text:span text:style-name="T1"/></text:p>
            <text:p><text:span text:style-name="T1">read_enable</text:span></text:p>
            <text:p><text:span text:style-name="T1">sda_mode [1:0]</text:span></text:p>
            <text:p><text:span text:style-name="T1"/></text:p>
            <text:p><text:span text:style-name="T1">load_data</text:span></text:p>
            <text:p/>
          </draw:text-box>
        </draw:frame>
        <draw:line draw:style-name="gr1" draw:text-style-name="P1" draw:layer="layout" svg:x1="19.923cm" svg:y1="5.953cm" svg:x2="21.955cm" svg:y2="5.953cm">
          <text:p/>
        </draw:line>
        <draw:line draw:style-name="gr1" draw:text-style-name="P1" draw:layer="layout" svg:x1="19.796cm" svg:y1="7.223cm" svg:x2="21.828cm" svg:y2="7.223cm">
          <text:p/>
        </draw:line>
        <draw:g>
          <draw:custom-shape draw:style-name="gr22" draw:text-style-name="P1" draw:layer="layout" svg:width="1.27cm" svg:height="2.54cm" svg:x="7.801cm" svg:y="12.303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7.629cm" svg:y="12.467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8.391cm" svg:y="12.467cm">
            <draw:text-box>
              <text:p><text:span text:style-name="T2">Q</text:span></text:p>
            </draw:text-box>
          </draw:frame>
          <draw:line draw:style-name="gr7" draw:text-style-name="P1" draw:layer="layout" svg:x1="7.801cm" svg:y1="14.208cm" svg:x2="7.928cm" svg:y2="14.335cm">
            <text:p/>
          </draw:line>
          <draw:line draw:style-name="gr7" draw:text-style-name="P1" draw:layer="layout" svg:x1="7.801cm" svg:y1="14.462cm" svg:x2="7.928cm" svg:y2="14.335cm">
            <text:p/>
          </draw:line>
          <draw:line draw:style-name="gr7" draw:text-style-name="P1" draw:layer="layout" svg:x1="7.039cm" svg:y1="14.335cm" svg:x2="7.801cm" svg:y2="14.335cm">
            <text:p/>
          </draw:line>
          <draw:line draw:style-name="gr8" draw:text-style-name="P1" draw:layer="layout" svg:x1="7.674cm" svg:y1="14.589cm" svg:x2="7.674cm" svg:y2="13.954cm">
            <text:p/>
          </draw:line>
          <draw:frame draw:style-name="gr25" draw:text-style-name="P2" draw:layer="layout" svg:width="1.12cm" svg:height="0.762cm" svg:x="6.461cm" svg:y="13.573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8.055cm" svg:y="14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182cm" svg:y1="15.097cm" svg:x2="8.182cm" svg:y2="15.351cm">
            <text:p/>
          </draw:line>
          <draw:frame draw:style-name="gr26" draw:text-style-name="P2" draw:layer="layout" svg:width="1.374cm" svg:height="0.762cm" svg:x="8.078cm" svg:y="14.843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12.43cm" svg:y="12.43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12.258cm" svg:y="12.594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13.02cm" svg:y="12.594cm">
            <draw:text-box>
              <text:p><text:span text:style-name="T2">Q</text:span></text:p>
            </draw:text-box>
          </draw:frame>
          <draw:line draw:style-name="gr7" draw:text-style-name="P1" draw:layer="layout" svg:x1="12.43cm" svg:y1="14.335cm" svg:x2="12.557cm" svg:y2="14.462cm">
            <text:p/>
          </draw:line>
          <draw:line draw:style-name="gr7" draw:text-style-name="P1" draw:layer="layout" svg:x1="12.43cm" svg:y1="14.589cm" svg:x2="12.557cm" svg:y2="14.462cm">
            <text:p/>
          </draw:line>
          <draw:line draw:style-name="gr7" draw:text-style-name="P1" draw:layer="layout" svg:x1="11.668cm" svg:y1="14.462cm" svg:x2="12.43cm" svg:y2="14.462cm">
            <text:p/>
          </draw:line>
          <draw:line draw:style-name="gr8" draw:text-style-name="P1" draw:layer="layout" svg:x1="12.303cm" svg:y1="14.716cm" svg:x2="12.303cm" svg:y2="14.081cm">
            <text:p/>
          </draw:line>
          <draw:frame draw:style-name="gr25" draw:text-style-name="P2" draw:layer="layout" svg:width="1.12cm" svg:height="0.762cm" svg:x="11.09cm" svg:y="13.7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12.684cm" svg:y="14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11cm" svg:y1="15.224cm" svg:x2="12.811cm" svg:y2="15.478cm">
            <text:p/>
          </draw:line>
          <draw:frame draw:style-name="gr26" draw:text-style-name="P2" draw:layer="layout" svg:width="1.374cm" svg:height="0.762cm" svg:x="12.707cm" svg:y="14.97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7.928cm" svg:y="16.62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7.756cm" svg:y="16.785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8.518cm" svg:y="16.785cm">
            <draw:text-box>
              <text:p><text:span text:style-name="T2">Q</text:span></text:p>
            </draw:text-box>
          </draw:frame>
          <draw:line draw:style-name="gr7" draw:text-style-name="P1" draw:layer="layout" svg:x1="7.928cm" svg:y1="18.526cm" svg:x2="8.055cm" svg:y2="18.653cm">
            <text:p/>
          </draw:line>
          <draw:line draw:style-name="gr7" draw:text-style-name="P1" draw:layer="layout" svg:x1="7.928cm" svg:y1="18.78cm" svg:x2="8.055cm" svg:y2="18.653cm">
            <text:p/>
          </draw:line>
          <draw:line draw:style-name="gr7" draw:text-style-name="P1" draw:layer="layout" svg:x1="7.166cm" svg:y1="18.653cm" svg:x2="7.928cm" svg:y2="18.653cm">
            <text:p/>
          </draw:line>
          <draw:line draw:style-name="gr8" draw:text-style-name="P1" draw:layer="layout" svg:x1="7.801cm" svg:y1="18.907cm" svg:x2="7.801cm" svg:y2="18.272cm">
            <text:p/>
          </draw:line>
          <draw:frame draw:style-name="gr25" draw:text-style-name="P2" draw:layer="layout" svg:width="1.12cm" svg:height="0.762cm" svg:x="6.588cm" svg:y="17.891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8.182cm" svg:y="19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309cm" svg:y1="19.415cm" svg:x2="8.309cm" svg:y2="19.669cm">
            <text:p/>
          </draw:line>
          <draw:frame draw:style-name="gr26" draw:text-style-name="P2" draw:layer="layout" svg:width="1.374cm" svg:height="0.762cm" svg:x="8.205cm" svg:y="19.161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12.5cm" svg:y="16.62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12.328cm" svg:y="16.785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13.09cm" svg:y="16.785cm">
            <draw:text-box>
              <text:p><text:span text:style-name="T2">Q</text:span></text:p>
            </draw:text-box>
          </draw:frame>
          <draw:line draw:style-name="gr7" draw:text-style-name="P1" draw:layer="layout" svg:x1="12.5cm" svg:y1="18.526cm" svg:x2="12.627cm" svg:y2="18.653cm">
            <text:p/>
          </draw:line>
          <draw:line draw:style-name="gr7" draw:text-style-name="P1" draw:layer="layout" svg:x1="12.5cm" svg:y1="18.78cm" svg:x2="12.627cm" svg:y2="18.653cm">
            <text:p/>
          </draw:line>
          <draw:line draw:style-name="gr7" draw:text-style-name="P1" draw:layer="layout" svg:x1="11.738cm" svg:y1="18.653cm" svg:x2="12.5cm" svg:y2="18.653cm">
            <text:p/>
          </draw:line>
          <draw:line draw:style-name="gr8" draw:text-style-name="P1" draw:layer="layout" svg:x1="12.373cm" svg:y1="18.907cm" svg:x2="12.373cm" svg:y2="18.272cm">
            <text:p/>
          </draw:line>
          <draw:frame draw:style-name="gr25" draw:text-style-name="P2" draw:layer="layout" svg:width="1.12cm" svg:height="0.762cm" svg:x="11.16cm" svg:y="17.891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12.754cm" svg:y="19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81cm" svg:y1="19.415cm" svg:x2="12.881cm" svg:y2="19.669cm">
            <text:p/>
          </draw:line>
          <draw:frame draw:style-name="gr26" draw:text-style-name="P2" draw:layer="layout" svg:width="1.374cm" svg:height="0.762cm" svg:x="12.777cm" svg:y="19.161cm">
            <draw:text-box>
              <text:p><text:span text:style-name="T2">nRst</text:span></text:p>
            </draw:text-box>
          </draw:frame>
        </draw:g>
        <draw:line draw:style-name="gr27" draw:text-style-name="P1" draw:layer="layout" svg:x1="7.731cm" svg:y1="12.684cm" svg:x2="5.318cm" svg:y2="12.684cm">
          <text:p/>
        </draw:line>
        <draw:line draw:style-name="gr27" draw:text-style-name="P1" draw:layer="layout" svg:x1="5.318cm" svg:y1="17.002cm" svg:x2="7.858cm" svg:y2="17.002cm">
          <text:p/>
        </draw:line>
        <draw:line draw:style-name="gr27" draw:text-style-name="P1" draw:layer="layout" svg:x1="9.128cm" svg:y1="12.811cm" svg:x2="12.303cm" svg:y2="12.811cm">
          <text:p/>
        </draw:line>
        <draw:line draw:style-name="gr27" draw:text-style-name="P1" draw:layer="layout" svg:x1="9.255cm" svg:y1="17.256cm" svg:x2="12.303cm" svg:y2="17.256cm">
          <text:p/>
        </draw:line>
        <draw:line draw:style-name="gr27" draw:text-style-name="P1" draw:layer="layout" svg:x1="13.7cm" svg:y1="12.938cm" svg:x2="16.113cm" svg:y2="12.938cm">
          <text:p/>
        </draw:line>
        <draw:line draw:style-name="gr27" draw:text-style-name="P1" draw:layer="layout" svg:x1="13.827cm" svg:y1="17.129cm" svg:x2="15.986cm" svg:y2="17.129cm">
          <text:p/>
        </draw:line>
        <draw:line draw:style-name="gr27" draw:text-style-name="P1" draw:layer="layout" svg:x1="9.763cm" svg:y1="12.811cm" svg:x2="9.763cm" svg:y2="12.176cm">
          <text:p/>
        </draw:line>
        <draw:line draw:style-name="gr27" draw:text-style-name="P1" draw:layer="layout" svg:x1="9.763cm" svg:y1="12.176cm" svg:x2="15.986cm" svg:y2="12.176cm">
          <text:p/>
        </draw:line>
        <draw:line draw:style-name="gr27" draw:text-style-name="P1" draw:layer="layout" svg:x1="10.271cm" svg:y1="17.129cm" svg:x2="10.271cm" svg:y2="16.621cm">
          <text:p/>
        </draw:line>
        <draw:line draw:style-name="gr27" draw:text-style-name="P1" draw:layer="layout" svg:x1="10.271cm" svg:y1="16.621cm" svg:x2="15.986cm" svg:y2="16.367cm">
          <text:p/>
        </draw:line>
        <draw:custom-shape draw:style-name="gr28" draw:text-style-name="P1" draw:layer="layout" svg:width="3.81cm" svg:height="7.747cm" svg:x="16.113cm" svg:y="11.795cm">
          <text:p text:style-name="P1">Output </text:p>
          <text:p text:style-name="P1">Logic</text:p>
          <text:p text:style-name="P1"/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start_byte[0] = rw_mode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start_byte[7:1] == 1111000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177cm" svg:y1="15.986cm" svg:x2="22.209cm" svg:y2="15.986cm">
          <text:p/>
        </draw:line>
        <draw:line draw:style-name="gr1" draw:text-style-name="P1" draw:layer="layout" svg:x1="20.05cm" svg:y1="13.954cm" svg:x2="22.082cm" svg:y2="13.954cm">
          <text:p/>
        </draw:line>
        <draw:line draw:style-name="gr1" draw:text-style-name="P1" draw:layer="layout" svg:x1="20.177cm" svg:y1="18.399cm" svg:x2="22.209cm" svg:y2="18.399cm">
          <text:p/>
        </draw:line>
        <draw:line draw:style-name="gr1" draw:text-style-name="P1" draw:layer="layout" svg:x1="20.05cm" svg:y1="12.557cm" svg:x2="22.082cm" svg:y2="12.557cm">
          <text:p/>
        </draw:line>
        <draw:frame draw:style-name="gr29" draw:layer="layout" svg:width="2.794cm" svg:height="1.397cm" svg:x="2.016cm" svg:y="12.43cm">
          <draw:text-box>
            <text:p>sda_in</text:p>
          </draw:text-box>
        </draw:frame>
        <draw:frame draw:style-name="gr29" draw:layer="layout" svg:width="2.794cm" svg:height="1.397cm" svg:x="1.762cm" svg:y="16.494cm">
          <draw:text-box>
            <text:p>scl</text:p>
          </draw:text-box>
        </draw:frame>
        <draw:frame draw:style-name="gr29" draw:layer="layout" svg:width="2.794cm" svg:height="1.397cm" svg:x="2.016cm" svg:y="12.431cm">
          <draw:text-box>
            <text:p>sda_in</text:p>
          </draw:text-box>
        </draw:frame>
        <draw:frame draw:style-name="gr30" draw:text-style-name="P4" draw:layer="layout" svg:width="3.937cm" svg:height="7.493cm" svg:x="22.463cm" svg:y="12.049cm">
          <draw:text-box>
            <text:p><text:span text:style-name="T4">start_found</text:span></text:p>
            <text:p><text:span text:style-name="T4"/></text:p>
            <text:p><text:span text:style-name="T4"/></text:p>
            <text:p><text:span text:style-name="T4">stop_found</text:span></text:p>
            <text:p><text:span text:style-name="T4"/></text:p>
            <text:p><text:span text:style-name="T4"/></text:p>
            <text:p><text:span text:style-name="T4">rw_mode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address_match</text:span></text:p>
          </draw:text-box>
        </draw:frame>
      </draw:page>
      <draw:page draw:name="page2" draw:style-name="dp1" draw:master-page-name="Default">
        <draw:frame draw:style-name="gr21" draw:layer="layout" svg:width="11.649cm" svg:height="1.673cm" svg:x="1.416cm" svg:y="9.89cm">
          <draw:text-box>
            <text:p>scl_edge schematic</text:p>
            <text:p/>
          </draw:text-box>
        </draw:frame>
        <draw:g>
          <draw:custom-shape draw:style-name="gr22" draw:text-style-name="P1" draw:layer="layout" svg:width="1.27cm" svg:height="2.54cm" svg:x="7.801cm" svg:y="12.303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7.629cm" svg:y="12.467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8.391cm" svg:y="12.467cm">
            <draw:text-box>
              <text:p><text:span text:style-name="T2">Q</text:span></text:p>
            </draw:text-box>
          </draw:frame>
          <draw:line draw:style-name="gr7" draw:text-style-name="P1" draw:layer="layout" svg:x1="7.801cm" svg:y1="14.208cm" svg:x2="7.928cm" svg:y2="14.335cm">
            <text:p/>
          </draw:line>
          <draw:line draw:style-name="gr7" draw:text-style-name="P1" draw:layer="layout" svg:x1="7.801cm" svg:y1="14.462cm" svg:x2="7.928cm" svg:y2="14.335cm">
            <text:p/>
          </draw:line>
          <draw:line draw:style-name="gr7" draw:text-style-name="P1" draw:layer="layout" svg:x1="7.039cm" svg:y1="14.335cm" svg:x2="7.801cm" svg:y2="14.335cm">
            <text:p/>
          </draw:line>
          <draw:line draw:style-name="gr8" draw:text-style-name="P1" draw:layer="layout" svg:x1="7.674cm" svg:y1="14.589cm" svg:x2="7.674cm" svg:y2="13.954cm">
            <text:p/>
          </draw:line>
          <draw:frame draw:style-name="gr25" draw:text-style-name="P2" draw:layer="layout" svg:width="1.12cm" svg:height="0.762cm" svg:x="6.461cm" svg:y="13.573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8.055cm" svg:y="14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182cm" svg:y1="15.097cm" svg:x2="8.182cm" svg:y2="15.351cm">
            <text:p/>
          </draw:line>
          <draw:frame draw:style-name="gr26" draw:text-style-name="P2" draw:layer="layout" svg:width="1.374cm" svg:height="0.762cm" svg:x="8.078cm" svg:y="14.843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12.43cm" svg:y="12.43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12.258cm" svg:y="12.594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13.02cm" svg:y="12.594cm">
            <draw:text-box>
              <text:p><text:span text:style-name="T2">Q</text:span></text:p>
            </draw:text-box>
          </draw:frame>
          <draw:line draw:style-name="gr7" draw:text-style-name="P1" draw:layer="layout" svg:x1="12.43cm" svg:y1="14.335cm" svg:x2="12.557cm" svg:y2="14.462cm">
            <text:p/>
          </draw:line>
          <draw:line draw:style-name="gr7" draw:text-style-name="P1" draw:layer="layout" svg:x1="12.43cm" svg:y1="14.589cm" svg:x2="12.557cm" svg:y2="14.462cm">
            <text:p/>
          </draw:line>
          <draw:line draw:style-name="gr7" draw:text-style-name="P1" draw:layer="layout" svg:x1="11.668cm" svg:y1="14.462cm" svg:x2="12.43cm" svg:y2="14.462cm">
            <text:p/>
          </draw:line>
          <draw:line draw:style-name="gr8" draw:text-style-name="P1" draw:layer="layout" svg:x1="12.303cm" svg:y1="14.716cm" svg:x2="12.303cm" svg:y2="14.081cm">
            <text:p/>
          </draw:line>
          <draw:frame draw:style-name="gr25" draw:text-style-name="P2" draw:layer="layout" svg:width="1.12cm" svg:height="0.762cm" svg:x="11.09cm" svg:y="13.7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12.684cm" svg:y="14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11cm" svg:y1="15.224cm" svg:x2="12.811cm" svg:y2="15.478cm">
            <text:p/>
          </draw:line>
          <draw:frame draw:style-name="gr26" draw:text-style-name="P2" draw:layer="layout" svg:width="1.374cm" svg:height="0.762cm" svg:x="12.707cm" svg:y="14.97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7.928cm" svg:y="16.62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7.756cm" svg:y="16.785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8.518cm" svg:y="16.785cm">
            <draw:text-box>
              <text:p><text:span text:style-name="T2">Q</text:span></text:p>
            </draw:text-box>
          </draw:frame>
          <draw:line draw:style-name="gr7" draw:text-style-name="P1" draw:layer="layout" svg:x1="7.928cm" svg:y1="18.526cm" svg:x2="8.055cm" svg:y2="18.653cm">
            <text:p/>
          </draw:line>
          <draw:line draw:style-name="gr7" draw:text-style-name="P1" draw:layer="layout" svg:x1="7.928cm" svg:y1="18.78cm" svg:x2="8.055cm" svg:y2="18.653cm">
            <text:p/>
          </draw:line>
          <draw:line draw:style-name="gr7" draw:text-style-name="P1" draw:layer="layout" svg:x1="7.166cm" svg:y1="18.653cm" svg:x2="7.928cm" svg:y2="18.653cm">
            <text:p/>
          </draw:line>
          <draw:line draw:style-name="gr8" draw:text-style-name="P1" draw:layer="layout" svg:x1="7.801cm" svg:y1="18.907cm" svg:x2="7.801cm" svg:y2="18.272cm">
            <text:p/>
          </draw:line>
          <draw:frame draw:style-name="gr25" draw:text-style-name="P2" draw:layer="layout" svg:width="1.12cm" svg:height="0.762cm" svg:x="6.588cm" svg:y="17.891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8.182cm" svg:y="19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309cm" svg:y1="19.415cm" svg:x2="8.309cm" svg:y2="19.669cm">
            <text:p/>
          </draw:line>
          <draw:frame draw:style-name="gr26" draw:text-style-name="P2" draw:layer="layout" svg:width="1.374cm" svg:height="0.762cm" svg:x="8.205cm" svg:y="19.161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12.5cm" svg:y="16.62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12.328cm" svg:y="16.785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13.09cm" svg:y="16.785cm">
            <draw:text-box>
              <text:p><text:span text:style-name="T2">Q</text:span></text:p>
            </draw:text-box>
          </draw:frame>
          <draw:line draw:style-name="gr7" draw:text-style-name="P1" draw:layer="layout" svg:x1="12.5cm" svg:y1="18.526cm" svg:x2="12.627cm" svg:y2="18.653cm">
            <text:p/>
          </draw:line>
          <draw:line draw:style-name="gr7" draw:text-style-name="P1" draw:layer="layout" svg:x1="12.5cm" svg:y1="18.78cm" svg:x2="12.627cm" svg:y2="18.653cm">
            <text:p/>
          </draw:line>
          <draw:line draw:style-name="gr7" draw:text-style-name="P1" draw:layer="layout" svg:x1="11.738cm" svg:y1="18.653cm" svg:x2="12.5cm" svg:y2="18.653cm">
            <text:p/>
          </draw:line>
          <draw:line draw:style-name="gr8" draw:text-style-name="P1" draw:layer="layout" svg:x1="12.373cm" svg:y1="18.907cm" svg:x2="12.373cm" svg:y2="18.272cm">
            <text:p/>
          </draw:line>
          <draw:frame draw:style-name="gr25" draw:text-style-name="P2" draw:layer="layout" svg:width="1.12cm" svg:height="0.762cm" svg:x="11.16cm" svg:y="17.891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12.754cm" svg:y="19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81cm" svg:y1="19.415cm" svg:x2="12.881cm" svg:y2="19.669cm">
            <text:p/>
          </draw:line>
          <draw:frame draw:style-name="gr26" draw:text-style-name="P2" draw:layer="layout" svg:width="1.374cm" svg:height="0.762cm" svg:x="12.777cm" svg:y="19.161cm">
            <draw:text-box>
              <text:p><text:span text:style-name="T2">nRst</text:span></text:p>
            </draw:text-box>
          </draw:frame>
        </draw:g>
        <draw:line draw:style-name="gr27" draw:text-style-name="P1" xml:id="id2" draw:id="id2" draw:layer="layout" svg:x1="7.731cm" svg:y1="12.684cm" svg:x2="5.318cm" svg:y2="12.684cm">
          <text:p/>
        </draw:line>
        <draw:line draw:style-name="gr27" draw:text-style-name="P1" xml:id="id3" draw:id="id3" draw:layer="layout" svg:x1="5.318cm" svg:y1="17.002cm" svg:x2="7.858cm" svg:y2="17.002cm">
          <text:p/>
        </draw:line>
        <draw:line draw:style-name="gr27" draw:text-style-name="P1" draw:layer="layout" svg:x1="9.128cm" svg:y1="12.811cm" svg:x2="12.303cm" svg:y2="12.811cm">
          <text:p/>
        </draw:line>
        <draw:line draw:style-name="gr27" draw:text-style-name="P1" draw:layer="layout" svg:x1="9.255cm" svg:y1="17.256cm" svg:x2="12.303cm" svg:y2="17.256cm">
          <text:p/>
        </draw:line>
        <draw:line draw:style-name="gr27" draw:text-style-name="P1" draw:layer="layout" svg:x1="13.7cm" svg:y1="12.938cm" svg:x2="16.113cm" svg:y2="12.938cm">
          <text:p/>
        </draw:line>
        <draw:line draw:style-name="gr27" draw:text-style-name="P1" draw:layer="layout" svg:x1="13.827cm" svg:y1="17.129cm" svg:x2="15.986cm" svg:y2="17.129cm">
          <text:p/>
        </draw:line>
        <draw:line draw:style-name="gr27" draw:text-style-name="P1" draw:layer="layout" svg:x1="9.509cm" svg:y1="12.684cm" svg:x2="9.509cm" svg:y2="12.049cm">
          <text:p/>
        </draw:line>
        <draw:line draw:style-name="gr27" draw:text-style-name="P1" draw:layer="layout" svg:x1="9.382cm" svg:y1="12.049cm" svg:x2="15.986cm" svg:y2="12.176cm">
          <text:p/>
        </draw:line>
        <draw:line draw:style-name="gr27" draw:text-style-name="P1" draw:layer="layout" svg:x1="10.906cm" svg:y1="17.129cm" svg:x2="10.906cm" svg:y2="16.621cm">
          <text:p/>
        </draw:line>
        <draw:line draw:style-name="gr27" draw:text-style-name="P1" draw:layer="layout" svg:x1="10.906cm" svg:y1="16.621cm" svg:x2="15.986cm" svg:y2="16.621cm">
          <text:p/>
        </draw:line>
        <draw:frame draw:style-name="gr29" draw:layer="layout" svg:width="2.794cm" svg:height="1.397cm" svg:x="1.254cm" svg:y="12.811cm">
          <draw:text-box>
            <text:p>scl</text:p>
          </draw:text-box>
        </draw:frame>
        <draw:custom-shape draw:style-name="gr10" draw:text-style-name="P1" draw:layer="layout" svg:width="0.254cm" svg:height="0.254cm" svg:x="15.98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4cm" svg:height="0.254cm" svg:x="16.082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7.753cm" svg:y1="11.922cm" svg:x2="17.118cm" svg:y2="11.922cm">
            <text:p/>
          </draw:line>
          <draw:line draw:style-name="gr27" draw:text-style-name="P1" draw:layer="layout" svg:x1="17.753cm" svg:y1="13.192cm" svg:x2="17.118cm" svg:y2="13.192cm">
            <text:p/>
          </draw:line>
          <draw:line draw:style-name="gr27" draw:text-style-name="P1" draw:layer="layout" svg:x1="17.118cm" svg:y1="11.922cm" svg:x2="17.118cm" svg:y2="13.192cm">
            <text:p/>
          </draw:line>
          <draw:line draw:style-name="gr18" draw:text-style-name="P1" draw:layer="layout" svg:x1="16.367cm" svg:y1="12.176cm" svg:x2="17.118cm" svg:y2="12.176cm">
            <text:p/>
          </draw:line>
          <draw:line draw:style-name="gr18" draw:text-style-name="P1" draw:layer="layout" svg:x1="16.367cm" svg:y1="12.938cm" svg:x2="17.118cm" svg:y2="12.936cm">
            <text:p/>
          </draw:line>
          <draw:circle draw:style-name="gr31" draw:text-style-name="P1" draw:layer="layout" svg:width="1.27cm" svg:height="1.27cm" svg:x="17.129cm" svg:y="11.922cm" draw:kind="arc" draw:start-angle="272.08" draw:end-angle="90.95">
            <text:p/>
          </draw:circle>
          <draw:line draw:style-name="gr18" draw:text-style-name="P1" draw:layer="layout" svg:x1="18.41cm" svg:y1="12.559cm" svg:x2="19.161cm" svg:y2="12.557cm">
            <text:p/>
          </draw:line>
        </draw:g>
        <draw:g>
          <draw:line draw:style-name="gr27" draw:text-style-name="P1" draw:layer="layout" svg:x1="17.626cm" svg:y1="16.113cm" svg:x2="16.991cm" svg:y2="16.113cm">
            <text:p/>
          </draw:line>
          <draw:line draw:style-name="gr27" draw:text-style-name="P1" draw:layer="layout" svg:x1="17.626cm" svg:y1="17.383cm" svg:x2="16.991cm" svg:y2="17.383cm">
            <text:p/>
          </draw:line>
          <draw:line draw:style-name="gr27" draw:text-style-name="P1" draw:layer="layout" svg:x1="16.991cm" svg:y1="16.113cm" svg:x2="16.991cm" svg:y2="17.383cm">
            <text:p/>
          </draw:line>
          <draw:line draw:style-name="gr18" draw:text-style-name="P1" draw:layer="layout" svg:x1="16.24cm" svg:y1="16.367cm" svg:x2="16.991cm" svg:y2="16.367cm">
            <text:p/>
          </draw:line>
          <draw:line draw:style-name="gr18" draw:text-style-name="P1" draw:layer="layout" svg:x1="16.24cm" svg:y1="17.129cm" svg:x2="16.991cm" svg:y2="17.127cm">
            <text:p/>
          </draw:line>
          <draw:circle draw:style-name="gr31" draw:text-style-name="P1" draw:layer="layout" svg:width="1.27cm" svg:height="1.27cm" svg:x="17.002cm" svg:y="16.113cm" draw:kind="arc" draw:start-angle="272.08" draw:end-angle="90.95">
            <text:p/>
          </draw:circle>
          <draw:line draw:style-name="gr18" draw:text-style-name="P1" draw:layer="layout" svg:x1="18.283cm" svg:y1="16.75cm" svg:x2="19.034cm" svg:y2="16.748cm">
            <text:p/>
          </draw:line>
        </draw:g>
        <draw:line draw:style-name="gr27" draw:text-style-name="P1" draw:layer="layout" svg:x1="15.986cm" svg:y1="12.176cm" svg:x2="16.367cm" svg:y2="12.176cm">
          <text:p/>
        </draw:line>
        <draw:line draw:style-name="gr27" draw:text-style-name="P1" draw:layer="layout" svg:x1="15.986cm" svg:y1="17.129cm" svg:x2="16.24cm" svg:y2="17.129cm">
          <text:p/>
        </draw:line>
        <draw:frame draw:style-name="gr32" draw:layer="layout" svg:width="6.096cm" svg:height="1.673cm" svg:x="19.288cm" svg:y="12.303cm">
          <draw:text-box>
            <text:p>falling_edge_found</text:p>
          </draw:text-box>
        </draw:frame>
        <draw:frame draw:style-name="gr32" draw:layer="layout" svg:width="6.096cm" svg:height="1.673cm" svg:x="19.161cm" svg:y="16.113cm">
          <draw:text-box>
            <text:p>Rising_edge_found</text:p>
          </draw:text-box>
        </draw:frame>
        <draw:frame draw:style-name="gr21" draw:layer="layout" svg:width="11.649cm" svg:height="1.673cm" svg:x="1.381cm" svg:y="1.613cm">
          <draw:text-box>
            <text:p>sda_sel schematic</text:p>
            <text:p/>
          </draw:text-box>
        </draw:frame>
        <draw:g>
          <draw:custom-shape draw:style-name="gr33" draw:text-style-name="P5" draw:layer="layout" svg:width="6.167cm" svg:height="2.517cm" draw:transform="rotate (1.5707963267949) translate (11.691cm 9.072cm)">
            <text:p text:style-name="P1"><text:span text:style-name="T4"/></text:p>
            <text:p text:style-name="P1"><text:span text:style-name="T4"/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6" draw:layer="layout" svg:width="1.905cm" svg:height="4.64cm" svg:x="11.795cm" svg:y="3.667cm">
          <draw:text-box>
            <text:p><text:span text:style-name="T5">00</text:span></text:p>
            <text:p><text:span text:style-name="T5"/></text:p>
            <text:p><text:span text:style-name="T5">01</text:span></text:p>
            <text:p><text:span text:style-name="T5"/></text:p>
            <text:p><text:span text:style-name="T5">10</text:span></text:p>
            <text:p><text:span text:style-name="T5"/></text:p>
            <text:p><text:span text:style-name="T5">11</text:span></text:p>
          </draw:text-box>
        </draw:frame>
        <draw:line draw:style-name="gr27" draw:text-style-name="P1" draw:layer="layout" svg:x1="8.874cm" svg:y1="4.175cm" svg:x2="11.668cm" svg:y2="4.175cm">
          <text:p/>
        </draw:line>
        <draw:line draw:style-name="gr27" draw:text-style-name="P1" draw:layer="layout" svg:x1="8.874cm" svg:y1="7.858cm" svg:x2="11.668cm" svg:y2="7.858cm">
          <text:p/>
        </draw:line>
        <draw:line draw:style-name="gr27" draw:text-style-name="P1" draw:layer="layout" svg:x1="8.874cm" svg:y1="6.588cm" svg:x2="11.668cm" svg:y2="6.588cm">
          <text:p/>
        </draw:line>
        <draw:line draw:style-name="gr27" draw:text-style-name="P1" draw:layer="layout" svg:x1="8.874cm" svg:y1="5.445cm" svg:x2="11.668cm" svg:y2="5.445cm">
          <text:p/>
        </draw:line>
        <draw:line draw:style-name="gr27" draw:text-style-name="P1" draw:layer="layout" svg:x1="14.208cm" svg:y1="6.207cm" svg:x2="17.002cm" svg:y2="6.207cm">
          <text:p/>
        </draw:line>
        <draw:line draw:style-name="gr27" draw:text-style-name="P1" draw:layer="layout" svg:x1="12.938cm" svg:y1="2.397cm" svg:x2="12.938cm" svg:y2="3.54cm">
          <text:p/>
        </draw:line>
        <draw:frame draw:style-name="gr35" draw:text-style-name="P6" draw:layer="layout" svg:width="6.223cm" svg:height="5.588cm" svg:x="5.769cm" svg:y="3.794cm">
          <draw:text-box>
            <text:p><text:span text:style-name="T5">IDLE(1)</text:span></text:p>
            <text:p><text:span text:style-name="T5"/></text:p>
            <text:p><text:span text:style-name="T5">ACK(0)</text:span></text:p>
            <text:p><text:span text:style-name="T5"/></text:p>
            <text:p><text:span text:style-name="T5">NACK(1)</text:span></text:p>
            <text:p><text:span text:style-name="T5"/></text:p>
            <text:p><text:span text:style-name="T5">TX_OUT(prev val)</text:span></text:p>
          </draw:text-box>
        </draw:frame>
        <draw:frame draw:style-name="gr36" draw:layer="layout" svg:width="7.112cm" svg:height="2.667cm" svg:x="17.256cm" svg:y="5.699cm">
          <draw:text-box>
            <text:p>sda_out</text:p>
          </draw:text-box>
        </draw:frame>
        <draw:frame draw:style-name="gr37" draw:layer="layout" svg:width="6.858cm" svg:height="1.016cm" svg:x="13.065cm" svg:y="1.635cm">
          <draw:text-box>
            <text:p>sda_mode [1:0]</text:p>
          </draw:text-box>
        </draw:frame>
        <draw:g>
          <draw:custom-shape draw:style-name="gr38" draw:text-style-name="P1" draw:layer="layout" svg:width="1.27cm" svg:height="2.638cm" svg:x="3.356cm" svg:y="12.93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9" draw:text-style-name="P2" draw:layer="layout" svg:width="0.807cm" svg:height="0.753cm" svg:x="3.184cm" svg:y="13.108cm">
            <draw:text-box>
              <text:p><text:span text:style-name="T2">D</text:span></text:p>
            </draw:text-box>
          </draw:frame>
          <draw:frame draw:style-name="gr40" draw:text-style-name="P2" draw:layer="layout" svg:width="0.832cm" svg:height="0.753cm" svg:x="3.946cm" svg:y="13.108cm">
            <draw:text-box>
              <text:p><text:span text:style-name="T2">Q</text:span></text:p>
            </draw:text-box>
          </draw:frame>
          <draw:line draw:style-name="gr7" draw:text-style-name="P1" draw:layer="layout" svg:x1="3.356cm" svg:y1="14.916cm" svg:x2="3.483cm" svg:y2="15.048cm">
            <text:p/>
          </draw:line>
          <draw:line draw:style-name="gr7" draw:text-style-name="P1" draw:layer="layout" svg:x1="3.356cm" svg:y1="15.18cm" svg:x2="3.483cm" svg:y2="15.048cm">
            <text:p/>
          </draw:line>
          <draw:line draw:style-name="gr7" draw:text-style-name="P1" draw:layer="layout" svg:x1="2.594cm" svg:y1="15.048cm" svg:x2="3.356cm" svg:y2="15.048cm">
            <text:p/>
          </draw:line>
          <draw:line draw:style-name="gr8" draw:text-style-name="P1" draw:layer="layout" svg:x1="3.229cm" svg:y1="15.312cm" svg:x2="3.229cm" svg:y2="14.653cm">
            <text:p/>
          </draw:line>
          <draw:frame draw:style-name="gr41" draw:text-style-name="P2" draw:layer="layout" svg:width="1.12cm" svg:height="0.791cm" svg:x="2.016cm" svg:y="14.257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63cm" svg:x="3.61cm" svg:y="15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3.737cm" svg:y1="15.839cm" svg:x2="3.737cm" svg:y2="16.103cm">
            <text:p/>
          </draw:line>
          <draw:frame draw:style-name="gr42" draw:text-style-name="P2" draw:layer="layout" svg:width="1.374cm" svg:height="0.791cm" svg:x="3.633cm" svg:y="15.576cm">
            <draw:text-box>
              <text:p><text:span text:style-name="T2">nRst</text:span></text:p>
            </draw:text-box>
          </draw:frame>
        </draw:g>
        <draw:line draw:style-name="gr27" draw:text-style-name="P1" draw:layer="layout" svg:x1="2.397cm" svg:y1="13.319cm" svg:x2="3.286cm" svg:y2="13.319cm">
          <text:p/>
        </draw:line>
        <draw:connector draw:style-name="gr43" draw:text-style-name="P1" draw:layer="layout" svg:x1="4.937cm" svg:y1="13.7cm" svg:x2="5.318cm" svg:y2="12.684cm" draw:start-shape="id1" draw:start-glue-point="1" draw:end-shape="id2" draw:end-glue-point="3" svg:d="M4937 13700v-508h381v-508" svg:viewBox="0 0 382 1017">
          <text:p/>
        </draw:connector>
        <draw:line draw:style-name="gr27" draw:text-style-name="P1" xml:id="id1" draw:id="id1" draw:layer="layout" svg:x1="4.937cm" svg:y1="13.7cm" svg:x2="4.683cm" svg:y2="13.7cm">
          <text:p/>
        </draw:line>
        <draw:connector draw:style-name="gr43" draw:text-style-name="P1" draw:layer="layout" svg:x1="5.318cm" svg:y1="17.002cm" svg:x2="4.937cm" svg:y2="13.7cm" draw:start-shape="id3" draw:start-glue-point="3" draw:end-shape="id1" draw:end-glue-point="1" svg:d="M5318 17002v-1651h-381v-1651" svg:viewBox="0 0 382 3303">
          <text:p/>
        </draw:connector>
      </draw:page>
      <draw:page draw:name="page3" draw:style-name="dp1" draw:master-page-name="Default">
        <draw:g>
          <draw:custom-shape draw:style-name="gr44" draw:text-style-name="P1" draw:layer="layout" svg:width="3.81cm" svg:height="3.81cm" svg:x="7.293cm" svg:y="6.483cm">
            <text:p text:style-name="P1">Flex Counter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7.293cm" svg:y1="9.658cm" svg:x2="7.42cm" svg:y2="9.785cm">
            <text:p/>
          </draw:line>
          <draw:line draw:style-name="gr7" draw:text-style-name="P1" draw:layer="layout" svg:x1="7.293cm" svg:y1="9.912cm" svg:x2="7.42cm" svg:y2="9.785cm">
            <text:p/>
          </draw:line>
          <draw:line draw:style-name="gr7" draw:text-style-name="P1" draw:layer="layout" svg:x1="6.531cm" svg:y1="9.785cm" svg:x2="7.293cm" svg:y2="9.785cm">
            <text:p/>
          </draw:line>
          <draw:line draw:style-name="gr8" draw:text-style-name="P1" draw:layer="layout" svg:x1="7.166cm" svg:y1="10.039cm" svg:x2="7.166cm" svg:y2="9.404cm">
            <text:p/>
          </draw:line>
          <draw:frame draw:style-name="gr25" draw:text-style-name="P2" draw:layer="layout" svg:width="1.12cm" svg:height="0.762cm" svg:x="5.953cm" svg:y="9.023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7.547cm" svg:y="10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674cm" svg:y1="10.547cm" svg:x2="7.674cm" svg:y2="10.801cm">
            <text:p/>
          </draw:line>
          <draw:frame draw:style-name="gr26" draw:text-style-name="P2" draw:layer="layout" svg:width="1.374cm" svg:height="0.762cm" svg:x="7.57cm" svg:y="10.293cm">
            <draw:text-box>
              <text:p><text:span text:style-name="T2">nRst</text:span></text:p>
            </draw:text-box>
          </draw:frame>
        </draw:g>
        <draw:line draw:style-name="gr1" draw:text-style-name="P1" draw:layer="layout" svg:x1="5.191cm" svg:y1="7.88cm" svg:x2="7.223cm" svg:y2="7.88cm">
          <text:p/>
        </draw:line>
        <draw:line draw:style-name="gr1" draw:text-style-name="P1" draw:layer="layout" svg:x1="5.191cm" svg:y1="6.991cm" svg:x2="7.223cm" svg:y2="6.991cm">
          <text:p/>
        </draw:line>
        <draw:line draw:style-name="gr1" draw:text-style-name="P1" draw:layer="layout" svg:x1="12.938cm" svg:y1="7.096cm" svg:x2="14.97cm" svg:y2="7.096cm">
          <text:p/>
        </draw:line>
        <draw:frame draw:style-name="gr45" draw:layer="layout" svg:width="3.647cm" svg:height="4.114cm" svg:x="1.211cm" svg:y="6.723cm">
          <draw:text-box>
            <text:p><text:span text:style-name="T1">rollover_val (18)</text:span></text:p>
            <text:p><text:span text:style-name="T1"/></text:p>
            <text:p><text:span text:style-name="T1">En = start_found &amp;&amp;</text:span></text:p>
            <text:p><text:span text:style-name="T1">(falling_edge ||</text:span></text:p>
            <text:p><text:span text:style-name="T1">rising_edge)</text:span></text:p>
            <text:p><text:span text:style-name="T1"/></text:p>
            <text:p><text:span text:style-name="T1"/></text:p>
            <text:p><text:span text:style-name="T1"/></text:p>
            <text:p/>
          </draw:text-box>
        </draw:frame>
        <draw:g>
          <draw:line draw:style-name="gr7" draw:text-style-name="P1" draw:layer="layout" svg:x1="5.826cm" svg:y1="7.245cm" svg:x2="5.571cm" svg:y2="6.737cm">
            <text:p/>
          </draw:line>
          <draw:frame draw:style-name="gr46" draw:text-style-name="P3" draw:layer="layout" svg:width="1.361cm" svg:height="0.645cm" draw:transform="rotate (1.57254165604689) translate (5.572cm 7.133cm)">
            <draw:text-box>
              <text:p><text:span text:style-name="T1">N-4:0</text:span></text:p>
            </draw:text-box>
          </draw:frame>
          <draw:line draw:style-name="gr7" draw:text-style-name="P1" draw:layer="layout" svg:x1="5.826cm" svg:y1="7.245cm" svg:x2="5.571cm" svg:y2="6.737cm">
            <text:p/>
          </draw:line>
          <draw:line draw:style-name="gr7" draw:text-style-name="P1" draw:layer="layout" svg:x1="5.445cm" svg:y1="6.992cm" svg:x2="6.334cm" svg:y2="6.99cm">
            <text:p/>
          </draw:line>
        </draw:g>
        <draw:g>
          <draw:line draw:style-name="gr7" draw:text-style-name="P1" draw:layer="layout" svg:x1="12.176cm" svg:y1="7.372cm" svg:x2="11.921cm" svg:y2="6.864cm">
            <text:p/>
          </draw:line>
          <draw:frame draw:style-name="gr46" draw:text-style-name="P3" draw:layer="layout" svg:width="1.361cm" svg:height="0.645cm" draw:transform="rotate (1.57254165604689) translate (11.922cm 7.26cm)">
            <draw:text-box>
              <text:p><text:span text:style-name="T1">N-4:0</text:span></text:p>
            </draw:text-box>
          </draw:frame>
          <draw:line draw:style-name="gr7" draw:text-style-name="P1" draw:layer="layout" svg:x1="12.176cm" svg:y1="7.372cm" svg:x2="11.921cm" svg:y2="6.864cm">
            <text:p/>
          </draw:line>
          <draw:line draw:style-name="gr7" draw:text-style-name="P1" draw:layer="layout" svg:x1="11.795cm" svg:y1="7.119cm" svg:x2="12.684cm" svg:y2="7.117cm">
            <text:p/>
          </draw:line>
        </draw:g>
        <draw:frame draw:style-name="gr21" draw:layer="layout" svg:width="11.649cm" svg:height="1.673cm" svg:x="2.016cm" svg:y="3.667cm">
          <draw:text-box>
            <text:p><text:s/>TIMER <text:s/>RTL DIAGRAM</text:p>
            <text:p/>
          </draw:text-box>
        </draw:frame>
        <draw:custom-shape draw:style-name="gr47" draw:text-style-name="P1" draw:layer="layout" svg:width="5.461cm" svg:height="8.858cm" svg:x="14.97cm" svg:y="4.937cm">
          <text:p text:style-name="P1">Output Logic</text:p>
          <text:p text:style-name="P1"/>
          <text:p text:style-name="P1"><text:span text:style-name="T3">If(count == 15)</text:span></text:p>
          <text:p text:style-name="P1"><text:span text:style-name="T3">byte_recieved = 1</text:span></text:p>
          <text:p text:style-name="P1"><text:span text:style-name="T3"/></text:p>
          <text:p text:style-name="P1"><text:span text:style-name="T3">elif(count == 16)</text:span></text:p>
          <text:p text:style-name="P1"><text:span text:style-name="T3">ack_prep = 1</text:span></text:p>
          <text:p text:style-name="P1"><text:span text:style-name="T3"/></text:p>
          <text:p text:style-name="P1"><text:span text:style-name="T3">elif(count == 17)</text:span></text:p>
          <text:p text:style-name="P1"><text:span text:style-name="T3">check_ack = 1</text:span></text:p>
          <text:p text:style-name="P1"><text:span text:style-name="T3"/></text:p>
          <text:p text:style-name="P1"><text:span text:style-name="T3">elif(count == 18)</text:span></text:p>
          <text:p text:style-name="P1"><text:span text:style-name="T3">ack_done = 1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1.161cm" svg:y1="7.118cm" svg:x2="13.066cm" svg:y2="7.116cm">
          <text:p/>
        </draw:line>
        <draw:frame draw:style-name="gr48" draw:layer="layout" svg:width="2.043cm" svg:height="4.114cm" svg:x="12.546cm" svg:y="6.461cm">
          <draw:text-box>
            <text:p><text:span text:style-name="T1">count_ou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/>
          </draw:text-box>
        </draw:frame>
        <draw:line draw:style-name="gr1" draw:text-style-name="P1" draw:layer="layout" svg:x1="20.431cm" svg:y1="5.413cm" svg:x2="22.463cm" svg:y2="5.413cm">
          <text:p/>
        </draw:line>
        <draw:line draw:style-name="gr1" draw:text-style-name="P1" draw:layer="layout" svg:x1="20.431cm" svg:y1="7.699cm" svg:x2="22.463cm" svg:y2="7.699cm">
          <text:p/>
        </draw:line>
        <draw:line draw:style-name="gr1" draw:text-style-name="P1" draw:layer="layout" svg:x1="20.431cm" svg:y1="12.271cm" svg:x2="22.463cm" svg:y2="12.271cm">
          <text:p/>
        </draw:line>
        <draw:line draw:style-name="gr1" draw:text-style-name="P1" draw:layer="layout" svg:x1="20.431cm" svg:y1="10.239cm" svg:x2="22.463cm" svg:y2="10.239cm">
          <text:p/>
        </draw:line>
        <draw:frame draw:style-name="gr49" draw:text-style-name="P2" draw:layer="layout" svg:width="4.572cm" svg:height="7.835cm" svg:x="22.844cm" svg:y="5.064cm">
          <draw:text-box>
            <text:p><text:span text:style-name="T2">byte_receive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ack_prep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heck_ack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ack_done</text:span></text:p>
          </draw:text-box>
        </draw:frame>
        <draw:frame draw:style-name="gr50" draw:layer="layout" svg:width="3.302cm" svg:height="3.175cm" svg:x="3.159cm" svg:y="11.922cm">
          <draw:text-box>
            <text:p>Dont need start found</text:p>
          </draw:text-box>
        </draw:frame>
      </draw:page>
      <draw:page draw:name="page4" draw:style-name="dp1" draw:master-page-name="Default">
        <draw:custom-shape draw:style-name="gr51" draw:text-style-name="P1" draw:layer="layout" svg:width="3.048cm" svg:height="3.048cm" svg:x="22.59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.54cm" svg:y1="7.818cm" svg:x2="4.302cm" svg:y2="8.471cm">
            <text:p/>
          </draw:line>
          <draw:line draw:style-name="gr27" draw:text-style-name="P1" draw:layer="layout" svg:x1="3.794cm" svg:y1="8.471cm" svg:x2="4.302cm" svg:y2="8.471cm">
            <text:p/>
          </draw:line>
          <draw:line draw:style-name="gr52" draw:text-style-name="P1" draw:layer="layout" svg:x1="3.794cm" svg:y1="8.471cm" svg:x2="4.429cm" svg:y2="9.124cm">
            <text:p/>
          </draw:line>
          <draw:frame draw:style-name="gr53" draw:text-style-name="P2" draw:layer="layout" svg:width="1.524cm" svg:height="1.199cm" svg:x="2.397cm" svg:y="7.604cm">
            <draw:text-box>
              <text:p><text:span text:style-name="T2">nRst</text:span></text:p>
            </draw:text-box>
          </draw:frame>
        </draw:g>
        <draw:custom-shape draw:style-name="gr51" draw:text-style-name="P1" draw:layer="layout" svg:width="3.048cm" svg:height="3.048cm" svg:x="9.636cm" svg:y="8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17.383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12.557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4.429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layer="layout" svg:width="2.424cm" svg:height="1.673cm" svg:x="12.684cm" svg:y="15.732cm">
          <draw:text-box>
            <text:p><text:s text:c="2"/>WAIT</text:p>
          </draw:text-box>
        </draw:frame>
        <draw:frame draw:style-name="gr55" draw:layer="layout" svg:width="3.44cm" svg:height="1.91cm" svg:x="9.498cm" svg:y="8.869cm">
          <draw:text-box>
            <text:p><text:s text:c="3"/><text:span text:style-name="T4">START</text:span></text:p>
            <text:p><text:span text:style-name="T2"/></text:p>
            <text:p><text:span text:style-name="T2"/></text:p>
          </draw:text-box>
        </draw:frame>
        <draw:frame draw:style-name="gr56" draw:text-style-name="P4" draw:layer="layout" svg:width="3.402cm" svg:height="1.673cm" svg:x="17.383cm" svg:y="16.621cm">
          <draw:text-box>
            <text:p><text:span text:style-name="T4">ACK CHECK</text:span></text:p>
            <text:p><text:span text:style-name="T4"/></text:p>
          </draw:text-box>
        </draw:frame>
        <draw:frame draw:style-name="gr57" draw:text-style-name="P4" draw:layer="layout" svg:width="3.106cm" svg:height="1.673cm" svg:x="22.532cm" svg:y="12.557cm">
          <draw:text-box>
            <text:p><text:span text:style-name="T4"><text:s text:c="5"/></text:span><text:span text:style-name="T4">LOAD</text:span></text:p>
            <text:p><text:span text:style-name="T2"/></text:p>
          </draw:text-box>
        </draw:frame>
        <draw:line draw:style-name="gr1" draw:text-style-name="P1" draw:layer="layout" svg:x1="14.97cm" svg:y1="8.366cm" svg:x2="12.303cm" svg:y2="5.572cm">
          <text:p/>
        </draw:line>
        <draw:line draw:style-name="gr1" draw:text-style-name="P1" draw:layer="layout" svg:x1="18.399cm" svg:y1="13.446cm" svg:x2="22.336cm" svg:y2="13.954cm">
          <text:p/>
        </draw:line>
        <draw:line draw:style-name="gr1" draw:text-style-name="P1" draw:layer="layout" svg:x1="7.604cm" svg:y1="9.89cm" svg:x2="9.255cm" svg:y2="9.89cm">
          <text:p/>
        </draw:line>
        <draw:line draw:style-name="gr1" draw:text-style-name="P1" draw:layer="layout" svg:x1="9.509cm" svg:y1="5.572cm" svg:x2="6.461cm" svg:y2="8.112cm">
          <text:p/>
        </draw:line>
        <draw:frame draw:style-name="gr58" draw:layer="layout" svg:width="2.268cm" svg:height="1.673cm" svg:x="4.701cm" svg:y="9.36cm">
          <draw:text-box>
            <text:p><text:s text:c="2"/>IDLE</text:p>
            <text:p/>
          </draw:text-box>
        </draw:frame>
        <draw:frame draw:style-name="gr2" draw:layer="layout" svg:width="6.604cm" svg:height="5.61cm" svg:x="1.508cm" svg:y="14.44cm">
          <draw:text-box>
            <text:p><text:span text:style-name="T4"><text:s text:c="3"/></text:span><text:span text:style-name="T4">DEFAULT OUTPUTS</text:span></text:p>
            <text:p><text:span text:style-name="T4"><text:s text:c="3"/></text:span></text:p>
            <text:p><text:span text:style-name="T4"><text:s text:c="3"/></text:span><text:span text:style-name="T4">rx_enable = 0</text:span></text:p>
            <text:p><text:span text:style-name="T4"><text:s text:c="3"/></text:span><text:span text:style-name="T4">tb_enable = 0</text:span></text:p>
            <text:p><text:span text:style-name="T4"><text:s text:c="3"/></text:span><text:span text:style-name="T4">read_enable = 0</text:span></text:p>
            <text:p><text:span text:style-name="T4"><text:s text:c="3"/></text:span><text:span text:style-name="T4">sda_mode[1:0] = 00</text:span></text:p>
            <text:p><text:span text:style-name="T4"><text:s text:c="3"/></text:span><text:span text:style-name="T4">load_data = 0</text:span></text:p>
            <text:p/>
          </draw:text-box>
        </draw:frame>
        <draw:frame draw:style-name="gr59" draw:layer="layout" svg:width="10.281cm" svg:height="1.673cm" svg:x="1.762cm" svg:y="1.614cm">
          <draw:text-box>
            <text:p><text:s/>CONTROLLER STATE DIAGRAM</text:p>
            <text:p/>
          </draw:text-box>
        </draw:frame>
        <draw:custom-shape draw:style-name="gr51" draw:text-style-name="P1" draw:layer="layout" svg:width="3.048cm" svg:height="3.048cm" svg:x="19.542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9.382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14.589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22.971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938cm" svg:y1="9.89cm" svg:x2="14.589cm" svg:y2="9.89cm">
          <text:p/>
        </draw:line>
        <draw:line draw:style-name="gr1" draw:text-style-name="P1" draw:layer="layout" svg:x1="17.764cm" svg:y1="9.89cm" svg:x2="19.415cm" svg:y2="9.89cm">
          <text:p/>
        </draw:line>
        <draw:line draw:style-name="gr1" draw:text-style-name="P1" draw:layer="layout" svg:x1="22.59cm" svg:y1="10.652cm" svg:x2="23.479cm" svg:y2="11.922cm">
          <text:p/>
        </draw:line>
        <draw:line draw:style-name="gr1" draw:text-style-name="P1" draw:layer="layout" svg:x1="24.368cm" svg:y1="14.97cm" svg:x2="24.368cm" svg:y2="15.986cm">
          <text:p/>
        </draw:line>
        <draw:line draw:style-name="gr1" draw:text-style-name="P1" draw:layer="layout" svg:x1="17.383cm" svg:y1="17.383cm" svg:x2="15.732cm" svg:y2="17.383cm">
          <text:p/>
        </draw:line>
        <draw:line draw:style-name="gr1" draw:text-style-name="P1" draw:layer="layout" svg:x1="22.463cm" svg:y1="17.637cm" svg:x2="20.812cm" svg:y2="17.637cm">
          <text:p/>
        </draw:line>
        <draw:connector draw:style-name="gr52" draw:text-style-name="P1" draw:layer="layout" draw:type="curve" svg:x1="12.17cm" svg:y1="17.225cm" svg:x2="6.12cm" svg:y2="11.541cm" svg:d="M12170 17225c-4537 0-1513-5684-6050-5684" svg:viewBox="0 0 6051 5685">
          <text:p/>
        </draw:connector>
        <draw:frame draw:style-name="gr60" draw:text-style-name="P7" draw:layer="layout" svg:width="7.366cm" svg:height="0.889cm" svg:x="13.319cm" svg:y="5.572cm">
          <draw:text-box>
            <text:p><text:span text:style-name="T3">ack_prep &amp;&amp; !(address_match &amp;&amp; rw_mode == 1)</text:span></text:p>
          </draw:text-box>
        </draw:frame>
        <draw:frame draw:style-name="gr60" draw:text-style-name="P7" draw:layer="layout" svg:width="5.461cm" svg:height="0.889cm" svg:x="12.557cm" svg:y="9.255cm">
          <draw:text-box>
            <text:p><text:span text:style-name="T3">byte_received</text:span></text:p>
          </draw:text-box>
        </draw:frame>
        <draw:frame draw:style-name="gr61" draw:text-style-name="P7" draw:layer="layout" svg:width="7.747cm" svg:height="1.205cm" svg:x="17.383cm" svg:y="8.239cm">
          <draw:text-box>
            <text:p><text:span text:style-name="T3">ack_prep &amp;&amp; </text:span></text:p>
            <text:p><text:span text:style-name="T3">address_match &amp;&amp;</text:span></text:p>
            <text:p><text:span text:style-name="T3"><text:s/></text:span><text:span text:style-name="T3">rw_mode == 1</text:span></text:p>
          </draw:text-box>
        </draw:frame>
        <draw:frame draw:style-name="gr60" draw:text-style-name="P7" draw:layer="layout" svg:width="5.461cm" svg:height="0.889cm" svg:x="20.939cm" svg:y="16.875cm">
          <draw:text-box>
            <text:p><text:span text:style-name="T3">ack_prep</text:span></text:p>
          </draw:text-box>
        </draw:frame>
        <draw:frame draw:style-name="gr60" draw:text-style-name="P7" draw:layer="layout" svg:width="5.461cm" svg:height="0.889cm" svg:x="22.844cm" svg:y="10.398cm">
          <draw:text-box>
            <text:p><text:span text:style-name="T3">ack_done</text:span></text:p>
          </draw:text-box>
        </draw:frame>
        <draw:frame draw:style-name="gr60" draw:text-style-name="P7" draw:layer="layout" svg:width="5.461cm" svg:height="0.889cm" svg:x="7.477cm" svg:y="9.255cm">
          <draw:text-box>
            <text:p><text:span text:style-name="T3">start_found</text:span></text:p>
          </draw:text-box>
        </draw:frame>
        <draw:frame draw:style-name="gr61" draw:text-style-name="P7" draw:layer="layout" svg:width="5.461cm" svg:height="1.205cm" svg:x="15.605cm" svg:y="15.986cm">
          <draw:text-box>
            <text:p><text:span text:style-name="T3">check_ack == 1 </text:span></text:p>
            <text:p><text:span text:style-name="T3"/></text:p>
          </draw:text-box>
        </draw:frame>
        <draw:frame draw:style-name="gr60" draw:text-style-name="P7" draw:layer="layout" svg:width="5.334cm" svg:height="0.889cm" svg:x="18.653cm" svg:y="12.938cm">
          <draw:text-box>
            <text:p><text:span text:style-name="T3">ack_done</text:span></text:p>
          </draw:text-box>
        </draw:frame>
        <draw:frame draw:style-name="gr61" draw:text-style-name="P7" draw:layer="layout" svg:width="5.461cm" svg:height="1.205cm" svg:x="9.001cm" svg:y="13.446cm">
          <draw:text-box>
            <text:p><text:span text:style-name="T3"/></text:p>
            <text:p><text:span text:style-name="T3"><text:s/></text:span><text:span text:style-name="T3">sda_in == 1</text:span></text:p>
          </draw:text-box>
        </draw:frame>
        <draw:frame draw:style-name="gr62" draw:text-style-name="P4" draw:layer="layout" svg:width="3.44cm" svg:height="1.916cm" svg:x="22.844cm" svg:y="16.494cm">
          <draw:text-box>
            <text:p><text:span text:style-name="T4">SEND BYTE</text:span></text:p>
            <text:p><text:span text:style-name="T4"/></text:p>
            <text:p><text:span text:style-name="T4"/></text:p>
          </draw:text-box>
        </draw:frame>
        <draw:frame draw:style-name="gr55" draw:layer="layout" svg:width="3.44cm" svg:height="1.91cm" svg:x="9.128cm" svg:y="3.413cm">
          <draw:text-box>
            <text:p><text:s text:c="3"/><text:span text:style-name="T4">DO NACK</text:span></text:p>
            <text:p><text:span text:style-name="T2"/></text:p>
            <text:p><text:span text:style-name="T2"/></text:p>
          </draw:text-box>
        </draw:frame>
        <draw:frame draw:style-name="gr63" draw:layer="layout" svg:width="3.605cm" svg:height="1.91cm" svg:x="14.032cm" svg:y="8.869cm">
          <draw:text-box>
            <text:p><text:s text:c="3"/><text:span text:style-name="T4">CHK ADDR</text:span></text:p>
            <text:p><text:span text:style-name="T2"/></text:p>
            <text:p><text:span text:style-name="T2"/></text:p>
          </draw:text-box>
        </draw:frame>
        <draw:frame draw:style-name="gr55" draw:layer="layout" svg:width="3.44cm" svg:height="1.91cm" svg:x="19.415cm" svg:y="8.996cm">
          <draw:text-box>
            <text:p><text:s text:c="3"/><text:span text:style-name="T4">DO ACK</text:span></text:p>
            <text:p><text:span text:style-name="T2"/></text:p>
            <text:p><text:span text:style-name="T2"/></text:p>
          </draw:text-box>
        </draw:frame>
        <draw:frame draw:style-name="gr64" draw:text-style-name="P3" draw:layer="layout" svg:width="3.302cm" svg:height="0.645cm" svg:x="9.509cm" svg:y="4.419cm">
          <draw:text-box>
            <text:p><text:span text:style-name="T1">sda_mode = 10</text:span></text:p>
          </draw:text-box>
        </draw:frame>
        <draw:frame draw:style-name="gr64" draw:text-style-name="P3" draw:layer="layout" svg:width="3.302cm" svg:height="0.645cm" svg:x="19.669cm" svg:y="9.89cm">
          <draw:text-box>
            <text:p><text:span text:style-name="T1">sda_mode = 01</text:span></text:p>
          </draw:text-box>
        </draw:frame>
        <draw:frame draw:style-name="gr65" draw:text-style-name="P3" draw:layer="layout" svg:width="3.302cm" svg:height="1.039cm" svg:x="23.098cm" svg:y="17.256cm">
          <draw:text-box>
            <text:p><text:span text:style-name="T1">tx_enable = 1</text:span></text:p>
            <text:p><text:span text:style-name="T1">sda_mode = 11</text:span></text:p>
          </draw:text-box>
        </draw:frame>
        <draw:frame draw:style-name="gr65" draw:text-style-name="P3" draw:layer="layout" svg:width="3.302cm" svg:height="1.039cm" svg:x="22.844cm" svg:y="13.563cm">
          <draw:text-box>
            <text:p><text:span text:style-name="T1">load_data = 1</text:span></text:p>
            <text:p><text:span text:style-name="T1">sda_mode = 00</text:span></text:p>
          </draw:text-box>
        </draw:frame>
        <draw:frame draw:style-name="gr64" draw:text-style-name="P3" draw:layer="layout" svg:width="3.302cm" svg:height="0.645cm" svg:x="9.89cm" svg:y="9.763cm">
          <draw:text-box>
            <text:p><text:span text:style-name="T1">rx_enable = 1</text:span></text:p>
          </draw:text-box>
        </draw:frame>
        <draw:frame draw:style-name="gr66" draw:text-style-name="P3" draw:layer="layout" svg:width="3.302cm" svg:height="1.433cm" svg:x="12.811cm" svg:y="16.748cm">
          <draw:text-box>
            <text:p><text:span text:style-name="T1">read_enable = 1</text:span></text:p>
            <text:p><text:span text:style-name="T1">Assert for only one clock cyle</text:span></text:p>
          </draw:text-box>
        </draw:frame>
        <draw:custom-shape draw:style-name="gr51" draw:text-style-name="P1" draw:layer="layout" svg:width="3.048cm" svg:height="3.048cm" svg:x="15.097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layer="layout" svg:width="2.576cm" svg:height="1.673cm" svg:x="15.315cm" svg:y="12.43cm">
          <draw:text-box>
            <text:p>WAIT2</text:p>
          </draw:text-box>
        </draw:frame>
        <draw:line draw:style-name="gr1" draw:text-style-name="P1" draw:layer="layout" svg:x1="13.954cm" svg:y1="15.097cm" svg:x2="15.097cm" svg:y2="14.335cm">
          <text:p/>
        </draw:line>
        <draw:frame draw:style-name="gr61" draw:text-style-name="P7" draw:layer="layout" svg:width="5.461cm" svg:height="1.205cm" svg:x="12.557cm" svg:y="13.892cm">
          <draw:text-box>
            <text:p><text:span text:style-name="T3"/></text:p>
            <text:p><text:span text:style-name="T3"><text:s/></text:span><text:span text:style-name="T3">sda_in == 0</text:span></text:p>
          </draw:text-box>
        </draw:frame>
        <draw:frame draw:style-name="gr60" draw:text-style-name="P7" draw:layer="layout" svg:width="5.334cm" svg:height="0.889cm" svg:x="7.096cm" svg:y="5.445cm">
          <draw:text-box>
            <text:p><text:span text:style-name="T3">ack_done</text:span></text:p>
          </draw:text-box>
        </draw:frame>
        <officeooo:annotation svg:x="0cm" svg:y="0cm">
          <dc:creator>Mentor Graphics</dc:creator>
          <dc:date>2017-02-02T20:11:41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23T12:39:35.622164653</dc:date>
    <meta:editing-duration>PT15H44M27S</meta:editing-duration>
    <meta:editing-cycles>60</meta:editing-cycles>
    <meta:generator>LibreOffice/4.3.7.2$Linux_X86_64 LibreOffice_project/430$Build-2</meta:generator>
    <dc:creator>Mentor Graphics</dc:creator>
    <meta:document-statistic meta:object-count="314"/>
  </office:meta>
</office:document-meta>
</file>